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paragraph-properties fo:text-align="center" style:justify-single-word="false"/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Standard"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10" style:family="paragraph" style:parent-style-name="Text_20_body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-asian="Times New Roman2" style:font-name-complex="Times New Roman2"/>
    </style:style>
    <style:style style:name="T8" style:family="text">
      <style:text-properties fo:language="en" fo:country="US" style:font-name-asian="Times New Roman2" style:font-name-complex="Times New Roman2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42.png" xlink:type="simple" xlink:show="embed" xlink:actuate="onLoad"/></draw:frame></text:p>
          </table:table-cell>
          <table:table-cell table:style-name="Table1.B1" office:value-type="string">
            <text:h text:style-name="P6" text:outline-level="1"><text:span text:style-name="T1">Параболическая</text:span> функция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10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0042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1">Блок <text:span text:style-name="T1">реализует преобразование входного сигнала (скалярного или векторного) </text:span>по формуле:</text:p>
            <text:p text:style-name="P2"><draw:frame draw:style-name="fr3" draw:name="Объект1" text:anchor-type="as-char" svg:width="6.062cm" svg:height="0.73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1">где <draw:frame draw:style-name="fr3" draw:name="Объект2" text:anchor-type="as-char" svg:width="2.237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коэффициенты параболы, <text:s/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входно<text:span text:style-name="T1">й и выходной сигналы</text:span>.</text:p>
            <text:p text:style-name="P1"><text:span text:style-name="T2">Свойства</text:span>:</text:p>
            <text:list xml:id="list4723383336056312939" text:style-name="L1">
              <text:list-item>
                <text:p text:style-name="P7"><text:span text:style-name="T7">Свободный член, в формуле a0+a1·x+a2·x² – коэффициент </text:span><text:span text:style-name="T7"><draw:frame draw:style-name="fr3" draw:name="Объект4" text:anchor-type="as-char" svg:width="0.637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7"><text:span text:style-name="T7">Коэффициент при </text:span><text:span text:style-name="T8">x</text:span><text:span text:style-name="T7"> – коэффициент </text:span><text:span text:style-name="T7"><draw:frame draw:style-name="fr3" draw:name="Объект5" text:anchor-type="as-char" svg:width="0.63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7"><text:span text:style-name="T8">Коэффициент при x²</text:span><text:span text:style-name="T7"> – коэффициент </text:span><text:span text:style-name="T7"><draw:frame draw:style-name="fr3" draw:name="Объект6" text:anchor-type="as-char" svg:width="0.64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7">.</text:span></text:p>
              </text:list-item>
            </text:list>
            <text:p text:style-name="P1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1"><text:span text:style-name="T5">Примечани</text:span><text:span text:style-name="T2">я</text:span>:</text:p>
            <text:list xml:id="list8741366219026576418" text:style-name="L2">
              <text:list-item>
                <text:p text:style-name="P8">По умолчанию данный блок реализует квадратичное преобразование входного <text:span text:style-name="T6">скалярного</text:span> сигнала с<text:span text:style-name="T1">о свойствами </text:span><draw:frame draw:style-name="fr3" draw:name="Object1" text:anchor-type="as-char" svg:width="4.33cm" svg:height="0.621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9"><text:span text:style-name="T9">Именованные свойства </text:span><text:span text:style-name="T4">могут быть заданы </text:span><text:span text:style-name="T9">как </text:span><text:span text:style-name="T12">локальные</text:span><text:span text:style-name="T9"> переменные модели (или субмодели) во вкладке </text:span><text:span text:style-name="T12">Параметры,</text:span><text:span text:style-name="T9"> как </text:span><text:span text:style-name="T12">глобальные</text:span><text:span text:style-name="T9"> сигналы проекта при помощи пункта главного меню </text:span><text:span text:style-name="T3">Сервис</text:span><text:span text:style-name="T9"> </text:span><text:span text:style-name="T10">→</text:span><text:span text:style-name="T11"> </text:span><text:span text:style-name="T13">Сигналы,</text:span><text:span text:style-name="T9"> </text:span><text:span text:style-name="T4">или как </text:span><text:span text:style-name="T3">внешние</text:span><text:span text:style-name="T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араболическая функция</dc:title>
    <dc:date>2016-04-07T14:47:25.68</dc:date>
    <meta:generator>OpenOffice/4.1.1$Win32 OpenOffice.org_project/411m6$Build-9775</meta:generator>
    <meta:editing-duration>PT3H41S</meta:editing-duration>
    <meta:editing-cycles>144</meta:editing-cycles>
    <meta:document-statistic meta:table-count="1" meta:image-count="2" meta:object-count="7" meta:page-count="1" meta:paragraph-count="17" meta:word-count="128" meta:character-count="863"/>
    <dc:creator>ILYA KUBENSKIY</dc:creator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n>0</mn>
          </msub>
          <mo stretchy="false">+</mo>
          <mrow>
            <msub>
              <mi>a</mi>
              <mn>1</mn>
            </msub>
            <mo stretchy="false">⋅</mo>
            <mi>x</mi>
          </mrow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2</mn>
          </msub>
          <mo stretchy="false">⋅</mo>
          <msup>
            <mfenced open="(" close=")">
              <mrow>
                <mi>x</mi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n>2</mn>
          </msup>
        </mrow>
      </mrow>
    </mrow>
    <annotation encoding="StarMath 5.0">y(t) = a_0 + a_1 cdot x(t) + a_2 cdot left ( x(t) right )^2</annotation>
  </semantics>
</math>
</file>

<file path=Object 2/content.xml><?xml version="1.0" encoding="utf-8"?>
<math xmlns="http://www.w3.org/1998/Math/MathML">
  <semantics>
    <mrow>
      <msub>
        <mi>a</mi>
        <mn>0,</mn>
      </msub>
      <mi/>
      <msub>
        <mi>a</mi>
        <mn>1,</mn>
      </msub>
      <mi/>
      <msub>
        <mi>a</mi>
        <mn>2</mn>
      </msub>
    </mrow>
    <annotation encoding="StarMath 5.0">a_0,~a_1,~a_2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sub>
        <mi>a</mi>
        <mn>0</mn>
      </msub>
    </mrow>
    <annotation encoding="StarMath 5.0">a_0</annotation>
  </semantics>
</math>
</file>

<file path=Object 5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6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7/content.xml><?xml version="1.0" encoding="utf-8"?>
<math xmlns="http://www.w3.org/1998/Math/MathML">
  <semantics>
    <mrow>
      <mrow>
        <msub>
          <mi>a</mi>
          <mn>0</mn>
        </msub>
        <mo stretchy="false">=</mo>
        <mn>0,</mn>
      </mrow>
      <mi/>
      <mrow>
        <msub>
          <mi>a</mi>
          <mn>1</mn>
        </msub>
        <mo stretchy="false">=</mo>
        <mn>0,</mn>
      </mrow>
      <mi/>
      <mrow>
        <msub>
          <mi>a</mi>
          <mn>2</mn>
        </msub>
        <mo stretchy="false">=</mo>
        <mn>1</mn>
      </mrow>
    </mrow>
    <annotation encoding="StarMath 5.0">a_0=0,~a_1=0,~a_2=1</annotation>
  </semantics>
</math>
</file>